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DC8601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structured_5f_text_5f_input" style:display-name="structured_text_input" style:family="table">
      <style:table-properties style:width="7.125in" fo:margin-left="0.2396in" fo:margin-right="0.4583in" table:align="margins"/>
    </style:style>
    <style:style style:name="structured_5f_text_5f_input.A" style:display-name="structured_text_input.A" style:family="table-column">
      <style:table-column-properties style:column-width="7.125in" style:rel-column-width="65535*"/>
    </style:style>
    <style:style style:name="structured_5f_text_5f_input.A1" style:display-name="structured_text_input.A1" style:family="table-cell">
      <style:table-cell-properties fo:background-color="#000000" fo:padding="0.0382in" fo:border="0.0007in solid #666666">
        <style:background-image/>
      </style:table-cell-properties>
    </style:style>
    <style:style style:name="Glossary_5f_Table" style:display-name="Glossary_Table" style:family="table">
      <style:table-properties style:width="7.3778in" fo:margin-left="0.2688in" fo:margin-right="0.1764in" table:align="margins" style:shadow="none"/>
    </style:style>
    <style:style style:name="Glossary_5f_Table.A" style:display-name="Glossary_Table.A" style:family="table-column">
      <style:table-column-properties style:column-width="1.4708in" style:rel-column-width="2118*"/>
    </style:style>
    <style:style style:name="Glossary_5f_Table.B" style:display-name="Glossary_Table.B" style:family="table-column">
      <style:table-column-properties style:column-width="5.9069in" style:rel-column-width="8506*"/>
    </style:style>
    <style:style style:name="Glossary_5f_Table.A1" style:display-name="Glossary_Table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Glossary_5f_Table.B1" style:display-name="Glossary_Table.B1" style:family="table-cell">
      <style:table-cell-properties fo:padding="0.0382in" fo:border="0.0007in solid #b3b3b3"/>
    </style:style>
    <style:style style:name="Glossary_5f_Table.A2" style:display-name="Glossary_Table.A2" style:family="table-cell">
      <style:table-cell-properties fo:padding="0.0382in" fo:border-left="0.0007in solid #b3b3b3" fo:border-right="none" fo:border-top="none" fo:border-bottom="0.0007in solid #b3b3b3"/>
    </style:style>
    <style:style style:name="Glossary_5f_Table.B2" style:display-name="Glossary_Table.B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P1" style:family="paragraph">
      <style:paragraph-properties fo:margin-left="0.2in" fo:margin-right="0.2in" fo:text-indent="0in"/>
      <style:text-properties fo:color="#e6e6ff" style:font-name="Arial" fo:font-size="10.5pt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style:font-size-complex="8pt"/>
    </style:style>
    <style:style style:name="P3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P4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P7" style:family="paragraph" style:parent-style-name="Commandline">
      <style:paragraph-properties fo:margin-left="0.9846in" fo:margin-right="0in" fo:text-indent="0in" style:auto-text-indent="false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margin-left="-0.9846in" fo:margin-right="0in" fo:text-indent="0in" style:auto-text-indent="false"/>
    </style:style>
    <style:style style:name="P10" style:family="paragraph" style:parent-style-name="Contents_20_3">
      <style:paragraph-properties>
        <style:tab-stops>
          <style:tab-stop style:position="7.4299in" style:type="right" style:leader-style="dotted" style:leader-text="."/>
        </style:tab-stops>
      </style:paragraph-properties>
    </style:style>
    <style:style style:name="P11" style:family="paragraph" style:parent-style-name="Table_20_Contents">
      <style:text-properties style:font-name-asian="DejaVu Sans1" style:font-name-complex="DejaVu Sans1" style:font-size-complex="16.1000003814697pt"/>
    </style:style>
    <style:style style:name="P12" style:family="paragraph" style:parent-style-name="Contents_20_4">
      <style:paragraph-properties>
        <style:tab-stops>
          <style:tab-stop style:position="7.2335in" style:type="right" style:leader-style="dotted" style:leader-text="."/>
        </style:tab-stops>
      </style:paragraph-properties>
    </style:style>
    <style:style style:name="P13" style:family="paragraph" style:parent-style-name="Commandline" style:list-style-name="L7">
      <style:paragraph-properties fo:margin-left="0.9846in" fo:margin-right="0in" fo:text-indent="-0.25in" style:auto-text-indent="false"/>
    </style:style>
    <style:style style:name="P14" style:family="paragraph" style:parent-style-name="Commandline" style:list-style-name="L7">
      <style:paragraph-properties fo:margin-left="0.2425in" fo:margin-right="0in" fo:text-indent="0in" style:auto-text-indent="false"/>
    </style:style>
    <style:style style:name="P15" style:family="paragraph" style:parent-style-name="Commandline" style:list-style-name="L7">
      <style:paragraph-properties fo:margin-left="0.4925in" fo:margin-right="0in" fo:text-indent="0in" style:auto-text-indent="false"/>
    </style:style>
    <style:style style:name="P16" style:family="paragraph" style:parent-style-name="Contents_20_1">
      <style:paragraph-properties>
        <style:tab-stops>
          <style:tab-stop style:position="7.6228in" style:type="right" style:leader-style="dotted" style:leader-text="."/>
        </style:tab-stops>
      </style:paragraph-properties>
    </style:style>
    <style:style style:name="P17" style:family="paragraph" style:parent-style-name="Text_20_body" style:list-style-name="L1"/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ext_20_body" style:list-style-name="L2">
      <style:paragraph-properties fo:text-align="start" style:justify-single-word="false"/>
    </style:style>
    <style:style style:name="P20" style:family="paragraph" style:parent-style-name="Text_20_body" style:list-style-name="L6">
      <style:paragraph-properties fo:text-align="start" style:justify-single-word="false"/>
    </style:style>
    <style:style style:name="P21" style:family="paragraph" style:parent-style-name="Text_20_body" style:list-style-name="L8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Text_20_body" style:list-style-name="L1">
      <style:paragraph-properties fo:margin-left="0in" fo:margin-right="0in" fo:text-indent="0in" style:auto-text-indent="false"/>
    </style:style>
    <style:style style:name="P23" style:family="paragraph" style:parent-style-name="Text_20_body" style:list-style-name="L6">
      <style:paragraph-properties fo:margin-left="0.9846in" fo:margin-right="0in" fo:text-align="start" style:justify-single-word="false" fo:text-indent="-0.25in" style:auto-text-indent="false"/>
    </style:style>
    <style:style style:name="P24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25" style:family="paragraph" style:parent-style-name="Text_20_body">
      <style:paragraph-properties fo:margin-left="1.4772in" fo:margin-right="0in" fo:text-align="start" style:justify-single-word="false" fo:text-indent="0in" style:auto-text-indent="false"/>
    </style:style>
    <style:style style:name="P26" style:family="paragraph" style:parent-style-name="Text_20_body" style:list-style-name="L8">
      <style:paragraph-properties fo:margin-left="1.4772in" fo:margin-right="0in" fo:text-align="start" style:justify-single-word="false" fo:text-indent="0in" style:auto-text-indent="false"/>
    </style:style>
    <style:style style:name="P27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color="#333366"/>
    </style:style>
    <style:style style:name="P28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9" style:family="paragraph" style:parent-style-name="Text_20_body">
      <style:paragraph-properties fo:margin-left="1.9693in" fo:margin-right="0in" fo:text-align="start" style:justify-single-word="false" fo:text-indent="0in" style:auto-text-indent="false"/>
    </style:style>
    <style:style style:name="P30" style:family="paragraph" style:parent-style-name="Text_20_body" style:list-style-name="L8">
      <style:paragraph-properties fo:margin-left="1.9693in" fo:margin-right="0in" fo:text-align="start" style:justify-single-word="false" fo:text-indent="0in" style:auto-text-indent="false"/>
    </style:style>
    <style:style style:name="P31" style:family="paragraph" style:parent-style-name="Text_20_body">
      <style:paragraph-properties fo:margin-left="2.4618in" fo:margin-right="0in" fo:text-align="start" style:justify-single-word="false" fo:text-indent="0in" style:auto-text-indent="false"/>
    </style:style>
    <style:style style:name="P32" style:family="paragraph" style:parent-style-name="Text_20_body">
      <style:paragraph-properties fo:margin-left="2.4618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33" style:family="paragraph" style:parent-style-name="Contents_20_2">
      <style:paragraph-properties>
        <style:tab-stops>
          <style:tab-stop style:position="7.5728in" style:type="right" style:leader-style="dotted" style:leader-text="."/>
        </style:tab-stops>
      </style:paragraph-properties>
    </style:style>
    <style:style style:name="P34" style:family="paragraph" style:parent-style-name="Heading_20_1" style:list-style-name="">
      <style:paragraph-properties>
        <style:tab-stops/>
      </style:paragraph-properties>
    </style:style>
    <style:style style:name="P35" style:family="paragraph" style:parent-style-name="Heading_20_1" style:list-style-name="">
      <style:paragraph-properties>
        <style:tab-stops/>
      </style:paragraph-properties>
    </style:style>
    <style:style style:name="P36" style:family="paragraph" style:parent-style-name="Heading_20_1">
      <style:paragraph-properties fo:break-before="page"/>
    </style:style>
    <style:style style:name="T1" style:family="text">
      <style:text-properties fo:color="#e6e6ff" style:font-name="Arial" fo:font-size="10.5pt" style:font-size-asian="10.5pt" style:font-size-complex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color="#4c1900"/>
    </style:style>
    <style:style style:name="T5" style:family="text">
      <style:text-properties fo:color="#6b0094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6b0094" style:text-underline-style="none" fo:font-weight="bold" style:font-weight-asian="bold" style:font-weight-complex="bold"/>
    </style:style>
    <style:style style:name="T7" style:family="text">
      <style:text-properties style:text-position="super 70%"/>
    </style:style>
    <style:style style:name="T8" style:family="text">
      <style:text-properties fo:color="#ccccff"/>
    </style:style>
    <style:style style:name="T9" style:family="text">
      <style:text-properties fo:color="#800000"/>
    </style:style>
    <style:style style:name="T10" style:family="text">
      <style:text-properties fo:color="#800000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weight="bold" style:font-weight-asian="bold" style:font-weight-complex="bold"/>
    </style:style>
    <style:style style:name="T13" style:family="text">
      <style:text-properties fo:color="#333366"/>
    </style:style>
    <style:style style:name="T14" style:family="text">
      <style:text-properties fo:color="#333366" fo:font-weight="bold" style:font-weight-asian="bold" style:font-weight-complex="bold"/>
    </style:style>
    <style:style style:name="T15" style:family="text">
      <style:text-properties fo:color="#333366" style:text-underline-style="solid" style:text-underline-width="auto" style:text-underline-color="font-color"/>
    </style:style>
    <style:style style:name="T16" style:family="text">
      <style:text-properties style:font-name="DejaVu Sans"/>
    </style:style>
    <style:style style:name="T17" style:family="text">
      <style:text-properties style:font-name="DejaVu Sans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Arial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fo:color="#004586" fo:font-weight="bold" style:font-weight-asian="bold" style:font-weight-complex="bold"/>
    </style:style>
    <style:style style:name="T22" style:family="text">
      <style:text-properties fo:color="#314004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gradient" draw:fill-color="#ffffff" draw:fill-gradient-name="Gradient_20_X" fo:min-height="6.0193in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4" draw:z-index="8" draw:style-name="gr1" draw:text-style-name="P1" svg:width="7.1331in" svg:height="7.1677in" svg:x="0.6035in" svg:y="1.3307in">
        <draw:text-box>
          <text:p text:style-name="P1"><text:span text:style-name="T1"/></text:p>
          <text:p text:style-name="P1"><text:span text:style-name="T1">____________________________________________ </text:span></text:p>
          <text:p text:style-name="P1"><text:span text:style-name="T1">Web pages creation module added to cli web:</text:span></text:p>
          <text:p text:style-name="P1"><text:span text:style-name="T1"><text:s text:c="4"/></text:span><text:span text:style-name="T1">&gt;/create/page/[title] (title: allow regular expression '\...')</text:span></text:p>
          <text:p text:style-name="P1"><text:span text:style-name="T1"><text:s text:c="4"/></text:span><text:span text:style-name="T1">&gt;/delete/page/[title]</text:span></text:p>
          <text:p text:style-name="P1"><text:span text:style-name="T1"><text:s text:c="4"/></text:span><text:span text:style-name="T1">&gt;/edit/page/[title]|[id]</text:span></text:p>
          <text:p text:style-name="P1"><text:span text:style-name="T1"><text:s text:c="4"/></text:span><text:span text:style-name="T1">&gt;/create/block/left|right|center|left-top|left-bottom|right-top|right-bottom/page/[title]|[id] (use numbers in the background to have unlimited choices) - (Block =&gt; -specific-Element: mathematical element)</text:span></text:p>
          <text:p text:style-name="P1"><text:span text:style-name="T1"><text:s text:c="4"/></text:span><text:span text:style-name="T1">&gt;/edit/block/[title]|[id]/page/[title]|[id].....</text:span></text:p>
          <text:p text:style-name="P1"><text:span text:style-name="T1"><text:s text:c="4"/></text:span><text:span text:style-name="T1">&gt;/add/page/[title]|[id]/group/add/[title]|[id] (Group: mathematical ensemble) - (add # create)</text:span></text:p>
          <text:p text:style-name="P1"><text:span text:style-name="T1"><text:s text:c="4"/></text:span><text:span text:style-name="T1">&gt;/add/page/[title]|[id]/pages/[title]|[id] (Pages =&gt; Group)</text:span></text:p>
          <text:p text:style-name="P1"><text:span text:style-name="T1"><text:s text:c="4"/></text:span><text:span text:style-name="T1">&gt;/add/block/[title]|[id]/page/[title]|[id]/pages/[title]|[id]/....</text:span></text:p>
          <text:p text:style-name="P1"><text:span text:style-name="T1"><text:s text:c="4"/></text:span><text:span text:style-name="T1">&gt;/add/block/[title]|[id]/pages/[title]|[id]/...</text:span></text:p>
          <text:p text:style-name="P1"><text:span text:style-name="T1"><text:s text:c="4"/></text:span><text:span text:style-name="T1">&gt;/add/block/[title]|[id]/element/[title]|[id]/[text]|add/element/...</text:span></text:p>
          <text:p text:style-name="P1"><text:span text:style-name="T1"><text:s text:c="4"/></text:span><text:span text:style-name="T1">&gt;/add/block/[title]|[id]/add/page/[title]|[id]/pages/[title]|[id]/....</text:span></text:p>
          <text:p text:style-name="P1"><text:span text:style-name="T1"><text:s text:c="4"/></text:span><text:span text:style-name="T1">&gt;/add/block/[title]|[id]/add/pages/[title]|[id]/...</text:span></text:p>
          <text:p text:style-name="P1"><text:span text:style-name="T1"><text:s text:c="4"/></text:span><text:span text:style-name="T1">&gt;/add/block/[title]|[id]/add/element/[title]|[id]/[text]|add/element/...</text:span></text:p>
          <text:p text:style-name="P1"><text:span text:style-name="T1"/></text:p>
          <text:p text:style-name="P1"><text:span text:style-name="T1">Site =&gt; Pages</text:span></text:p>
          <text:p text:style-name="P1"><text:span text:style-name="T1">Section =&gt; Block</text:span></text:p>
          <text:p text:style-name="P1"><text:span text:style-name="T1">Domain =&gt; Site</text:span></text:p>
          <text:p text:style-name="P1"><text:span text:style-name="T1">Pages !=&gt; Page (!: Il existe au moins un...)</text:span></text:p>
          <text:p text:style-name="P1"><text:span text:style-name="T1">Instructions in Instructions work like |ing (piping)</text:span></text:p>
          <text:p text:style-name="P1"><text:span text:style-name="T1"/></text:p>
          <text:p text:style-name="P1"><text:span text:style-name="T1">Thoughts:</text:span></text:p>
          <text:p text:style-name="P1"><text:span text:style-name="T1"><text:s text:c="4"/></text:span><text:span text:style-name="T1">- creating a page with a regular expression would logically put the ne page in same sites as pages matching the regular expression, and create a site which's name would be that regular expression and put the page in it.</text:span></text:p>
          <text:p text:style-name="P1"><text:span text:style-name="T1"><text:s text:c="6"/></text:span><text:span text:style-name="T1">Each action (adding to each site, creating a site) requiring confirmation.</text:span></text:p>
          <text:p text:style-name="P1"><text:span text:style-name="T1"/></text:p>
          <text:p text:style-name="P1"><text:span text:style-name="T1">Use pyjs for generation</text:span></text:p>
          <text:p text:style-name="P1"><text:span text:style-name="T1">Save generated as configuration</text:span></text:p>
          <text:p text:style-name="P1"><text:span text:style-name="T1">Add Full Security/Access Option, down to Element.</text:span></text:p>
          <text:p text:style-name="P1"><text:span text:style-name="T1">Translation for commands in all Google Translate available languages</text:span></text:p>
          <text:p text:style-name="P1"><text:span text:style-name="T1"/></text:p>
          <text:p text:style-name="P1"><text:span text:style-name="T1">When done: explore way to traduce this purely mathematically (using pyjs combined with gwt2d/gwt3d, with according bridges to translate to xml/html and json, then further without using gwt2d/3d, strictly with mathematics -unless gwt2d/3d offers 'mathematical' api)</text:span></text:p>
          <text:p text:style-name="P1"><text:span text:style-name="T1"/></text:p>
          <text:p text:style-name="P1"><text:span text:style-name="T1">*****Java to python****</text:span></text:p>
          <text:p text:style-name="P1"><text:span text:style-name="T1"/></text:p>
          <text:p text:style-name="P1"><text:span text:style-name="T1"/></text:p>
        </draw:text-box>
      </draw:frame>
      <text:p text:style-name="P6"/>
      <text:p text:style-name="P6"/>
      <text:p text:style-name="P6">Literate Programming : Page/Site Creation Module</text:p>
      <text:p text:style-name="P6"/>
      <text:p text:style-name="P6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6">Notes<text:tab/>2</text:p>
          <text:p text:style-name="P16">Reducing the scope<text:tab/>2</text:p>
          <text:p text:style-name="P16">The Work<text:tab/>3</text:p>
          <text:p text:style-name="P33">Agents Populations<text:tab/>3</text:p>
          <text:p text:style-name="P33">Implementation Details<text:tab/>3</text:p>
          <text:p text:style-name="P10">Call &amp; Call Composer Agents<text:tab/>3</text:p>
          <text:p text:style-name="P12">Structured Text Input<text:tab/>3</text:p>
          <text:p text:style-name="P12">Rough Note<text:tab/>6</text:p>
        </text:index-body>
      </text:table-of-content>
      <text:h text:style-name="Heading_20_1" text:outline-level="1"/>
      <text:h text:style-name="Heading_20_1" text:outline-level="1"/>
      <text:h text:style-name="P34" text:outline-level="1"/>
      <text:h text:style-name="Heading_20_1" text:outline-level="1">Notes</text:h>
      <text:list xml:id="list1422749814" text:style-name="L1">
        <text:list-item>
          <text:p text:style-name="P17">This document comes <text:span text:style-name="T2">after</text:span> the rough note text in <text:a xlink:type="simple" xlink:href="#appendix_rough_note">appendix</text:a>.</text:p>
          <text:p text:style-name="P22"/>
        </text:list-item>
      </text:list>
      <text:h text:style-name="Heading_20_1" text:outline-level="1">Glossary</text:h>
      <table:table table:name="Glossary_Table" table:style-name="Glossary_5f_Table">
        <table:table-column table:style-name="Glossary_5f_Table.A"/>
        <table:table-column table:style-name="Glossary_5f_Table.B"/>
        <table:table-header-rows>
          <table:table-row>
            <table:table-cell table:style-name="Glossary_5f_Table.A1" office:value-type="string">
              <text:p text:style-name="Table_20_Heading">Name/Symbol</text:p>
            </table:table-cell>
            <table:table-cell table:style-name="Glossary_5f_Table.B1" office:value-type="string">
              <text:p text:style-name="Table_20_Heading">Description</text:p>
            </table:table-cell>
          </table:table-row>
        </table:table-header-rows>
        <table:table-row>
          <table:table-cell table:style-name="Glossary_5f_Table.A2" office:value-type="string">
            <text:p text:style-name="Table_20_Contents">&gt;</text:p>
          </table:table-cell>
          <table:table-cell table:style-name="Glossary_5f_Table.B2" office:value-type="string">
            <text:p text:style-name="Table_20_Contents">Denotes direct server call, direct server access</text:p>
          </table:table-cell>
        </table:table-row>
        <table:table-row>
          <table:table-cell table:style-name="Glossary_5f_Table.A2" office:value-type="string">
            <text:p text:style-name="Table_20_Contents"/>
          </table:table-cell>
          <table:table-cell table:style-name="Glossary_5f_Table.B2" office:value-type="string">
            <text:p text:style-name="Table_20_Contents"/>
          </table:table-cell>
        </table:table-row>
      </table:table>
      <text:list xml:id="list2012099532" text:continue-numbering="true" text:style-name="L1">
        <text:list-header>
          <text:p text:style-name="P17"/>
          <text:p text:style-name="P17"/>
        </text:list-header>
      </text:list>
      <text:h text:style-name="P34" text:outline-level="1"/>
      <text:h text:style-name="P36" text:outline-level="1">Web Page/Site Creation Module Addition to Web <text:span text:style-name="T2">Command Line Interface</text:span></text:h>
      <text:h text:style-name="Heading_20_2" text:outline-level="2">Proxy-ing and/or Using routing mechanism</text:h>
      <text:p text:style-name="P18">Adding a Code Proxy to check all requests for Request Handler... Handling.</text:p>
      <text:p text:style-name="P18">And/Or Adding corresponding Functions Instruction action as controllers to have them pass request to the <text:s text:c="2"/>Request Handler.</text:p>
      <text:p text:style-name="P24"><text:span text:style-name="T22">Example</text:span>: /[controller]/[function]/[arg1]/[arg1]/[arg2]/[arg3]... routing mechanism:</text:p>
      <text:p text:style-name="P25">&gt;/create/page/[title] goes to <text:span text:style-name="T13">controllers/create</text:span></text:p>
      <text:p text:style-name="P27"/>
      <text:h text:style-name="Heading_20_2" text:outline-level="2">Pseudo Code &amp; Comments</text:h>
      <text:p text:style-name="P24"><text:span text:style-name="T9"># </text:span><text:span text:style-name="T10">Check how to best use web2py.crud mechanism</text:span></text:p>
      <text:p text:style-name="P24"><text:span text:style-name="T14">class</text:span><text:span text:style-name="T12"> </text:span><text:span text:style-name="T11">RequestHandler()</text:span>:</text:p>
      <text:p text:style-name="P24"><text:tab/><text:span text:style-name="T11">void</text:span> <text:span text:style-name="T14">function Construct</text:span><text:span text:style-name="T11">(_request)</text:span>:</text:p>
      <text:p text:style-name="P9"><text:span text:style-name="T19"><text:tab/><text:tab/><text:tab/><text:tab/><text:tab/>self._instructions = self.parse(_request)</text:span></text:p>
      <text:p text:style-name="P9"><text:span text:style-name="T19"/></text:p>
      <text:p text:style-name="P24"><text:tab/><text:span text:style-name="T11">Instruction[]</text:span> <text:span text:style-name="T14">function parse</text:span><text:span text:style-name="T11">(_request)</text:span>:</text:p>
      <text:p text:style-name="P25"><text:span text:style-name="T17">"""</text:span><text:span text:style-name="T18"> <text:tab/></text:span>Parsing of request from left to right</text:p>
      <text:p text:style-name="P25"><text:s text:c="5"/><text:tab/>Instruction keyword not preceding object keyword:</text:p>
      <text:p text:style-name="P25"><text:s text:c="7"/><text:tab/>- default: edit</text:p>
      <text:p text:style-name="P25"><text:s text:c="5"/><text:tab/>Instruction keyword in Instruction not preceding object keyword:</text:p>
      <text:p text:style-name="P25"><text:s text:c="7"/><text:tab/>- default: add</text:p>
      <text:p text:style-name="P28"><text:span text:style-name="T16">"""</text:span></text:p>
      <text:p text:style-name="P9"><text:span text:style-name="T19"><text:tab/><text:tab/><text:tab/><text:tab/><text:tab/></text:span><text:span text:style-name="T20">return Instruction[]</text:span></text:p>
      <text:p text:style-name="P28"><text:span text:style-name="T16"/></text:p>
      <text:p text:style-name="P24"><text:tab/><text:span text:style-name="T11">Instruction[],Object[]</text:span> <text:span text:style-name="T14">function execute</text:span><text:span text:style-name="T11">(Instruction[] = self._instructions)</text:span>:</text:p>
      <text:p text:style-name="P25"><text:span text:style-name="T17">"""<text:tab/></text:span>CRUD execution of <text:a xlink:type="simple" xlink:href="#instructions_actions_on_instructions_objects">instructions actions on instructions objects</text:a>, in sequence given, <text:span text:style-name="T2">incrementing</text:span> output list, feeding current (last) output to next instruction.</text:p>
      <text:p text:style-name="P25"/>
      <text:p text:style-name="P25"><text:tab/> <text:bookmark-start text:name="instructions_actions_on_instructions_objects"/><text:span text:style-name="T15">Instructions actions on instructions objects</text:span><text:bookmark-end text:name="instructions_actions_on_instructions_objects"/>: </text:p>
      <text:list xml:id="list1658111814" text:style-name="L8">
        <text:list-item>
          <text:list>
            <text:list-item>
              <text:list>
                <text:list-item>
                  <text:p text:style-name="P30">Taking last output object</text:p>
                </text:list-item>
                <text:list-item>
                  <text:p text:style-name="P30">Finding the list property on the object to add to by name of current object</text:p>
                </text:list-item>
                <text:list-item>
                  <text:p text:style-name="P30">Appending to the list property</text:p>
                </text:list-item>
                <text:list-item>
                  <text:p text:style-name="P30">Saving</text:p>
                </text:list-item>
              </text:list>
            </text:list-item>
          </text:list>
        </text:list-item>
      </text:list>
      <text:p text:style-name="P25"><text:span text:style-name="T17">"""</text:span></text:p>
      <text:list xml:id="list247063900"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request_handled = <text:span text:style-name="T11">bool</text:span>(request_handled)</text:p>
                                      <text:p text:style-name="P26"><text:span text:style-name="T11">return Instruction[],Object[]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1"/>
                </text:list-item>
              </text:list>
            </text:list-item>
          </text:list>
        </text:list-item>
      </text:list>
      <text:h text:style-name="Heading_20_1" text:outline-level="1"><text:soft-page-break/></text:h>
      <text:h text:style-name="Heading_20_1" text:outline-level="1">The Work</text:h>
      <text:h text:style-name="Heading_20_2" text:outline-level="2">Investigating CRUD mechanism in given Framework</text:h>
      <text:list xml:id="list952659945" text:style-name="L6">
        <text:list-item>
          <text:p text:style-name="P20">Investigation of the crud mechanism and api in given framework, to see if direct implementation through extension possible </text:p>
        </text:list-item>
        <text:list-item>
          <text:p text:style-name="P20">If so, for <text:a xlink:type="simple" xlink:href="#instructions_actions_on_instructions_objects">instructions actions on instructions objects</text:a>:</text:p>
        </text:list-item>
        <text:list-item>
          <text:p text:style-name="P23">Add extension or use existing method/mechanism to find Entity objects corresponding object property</text:p>
        </text:list-item>
        <text:list-item>
          <text:p text:style-name="P23">Add extension or use existing method/mechanism to append to corresponding object property</text:p>
        </text:list-item>
        <text:list-item>
          <text:p text:style-name="P23">Use provided crud create or update, accordingly</text:p>
          <text:p text:style-name="P23"/>
        </text:list-item>
      </text:list>
      <text:h text:style-name="Heading_20_2" text:outline-level="2">Heading2</text:h>
      <text:h text:style-name="Heading_20_3" text:outline-level="3">Heading3</text:h>
      <text:p text:style-name="Text_20_body">Text...:</text:p>
      <text:h text:style-name="Heading_20_4" text:outline-level="4">Heading4</text:h>
      <table:table table:name="structured_text_input" table:style-name="structured_5f_text_5f_input">
        <table:table-column table:style-name="structured_5f_text_5f_input.A"/>
        <table:table-row>
          <table:table-cell table:style-name="structured_5f_text_5f_input.A1" office:value-type="string">
            <text:p text:style-name="Commandline">Detail 1:</text:p>
            <text:list xml:id="list867615748" text:style-name="L7">
              <text:list-item>
                <text:p text:style-name="P13">Sub-detail 1</text:p>
              </text:list-item>
              <text:list-item>
                <text:p text:style-name="P13">Sub-detail 2</text:p>
              </text:list-item>
              <text:list-item>
                <text:p text:style-name="P13">...</text:p>
              </text:list-item>
            </text:list>
            <text:p text:style-name="Commandline">Detail 2:</text:p>
            <text:list xml:id="list588435371" text:continue-numbering="true" text:style-name="L7">
              <text:list-item>
                <text:p text:style-name="P13">Text: Lorem Ipsum is simply dummy text of the printing and typesetting industry. Lorem Ipsum has been the industry's standard dummy text ever since the 1500s, when an unknown printer took a galley of type and scrambled it to make a type specimen book. It has survived not only five centuries, but also the leap into electronic typesetting</text:p>
              </text:list-item>
              <text:list-item>
                <text:p text:style-name="P13">Links: <text:a xlink:type="simple" xlink:href="http://www.lipsum.com/"><text:span text:style-name="T8">link1</text:span></text:a><text:a xlink:type="simple" xlink:href="http://www.lipsum.com/">/</text:a></text:p>
              </text:list-item>
              <text:list-item>
                <text:p text:style-name="P13">Images: <text:a xlink:type="simple" xlink:href="http://upload.wikimedia.org/wikipedia/commons/0/03/Hoe's_six-cylinder_press.png"><text:span text:style-name="T8">link to image</text:span></text:a>, </text:p>
                <text:p text:style-name="P14">Detail 3:</text:p>
              </text:list-item>
              <text:list-item>
                <text:p text:style-name="P13">...</text:p>
                <text:p text:style-name="P13"/>
                <text:p text:style-name="P15"/>
              </text:list-item>
            </text:list>
            <text:p text:style-name="P7"/>
          </table:table-cell>
        </table:table-row>
      </table:table>
      <text:p text:style-name="Text_20_body"/>
      <text:p text:style-name="Text_20_body">Text with Reference<text:a xlink:type="simple" xlink:href="#call_composer_agent"><text:span text:style-name="T7">(ref)</text:span></text:a> <text:s/>and link to appendix<text:note text:id="ftn1" text:note-class="endnote"><text:note-citation>i</text:note-citation><text:note-body><text:p text:style-name="Endnote"/><text:h text:style-name="Heading_20_4" text:outline-level="4">Appendix: Scrap Note</text:h><text:p text:style-name="Commandline"/><text:h text:style-name="Heading_20_1" text:outline-level="1"/><text:p text:style-name="P11"/><text:h text:style-name="Heading_20_1" text:outline-level="1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Text_20_body"/><text:p text:style-name="Commandline"/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X" draw:display-name="Gradient X" draw:style="radial" draw:cx="50%" draw:cy="50%" draw:start-color="#000000" draw:end-color="#ffffff" draw:start-intensity="100%" draw:end-intensity="20%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  <style:text-properties style:font-name="Arial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in" fo:margin-right="0in" fo:margin-top="0in" fo:margin-bottom="0.05in" fo:text-indent="0in" style:auto-text-indent="false" style:page-number="auto" fo:background-color="transparent">
        <style:background-image/>
      </style:paragraph-properties>
      <style:text-properties style:use-window-font-color="tru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5in" fo:margin-right="0in" fo:text-indent="-0.3in" style:auto-text-indent="false" style:page-number="auto">
        <style:tab-stops/>
      </style:paragraph-properties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text-indent="-0.3in" style:auto-text-indent="false">
        <style:tab-stops/>
      </style:paragraph-properties>
      <style:text-properties fo:color="#008000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.2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color="#000080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0080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25in" fo:margin-right="0in" fo:text-indent="0in" style:auto-text-indent="false">
        <style:tab-stops>
          <style:tab-stop style:position="7.6264in" style:type="right" style:leader-style="dotted" style:leader-text="."/>
        </style:tab-stops>
      </style:paragraph-properties>
      <style:text-properties fo:color="#008000" fo:font-size="9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5in" fo:margin-right="0in" fo:text-indent="-0.3in" style:auto-text-indent="false">
        <style:tab-stops/>
      </style:paragraph-properties>
      <style:text-properties fo:color="#4c1900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2in" fo:margin-right="0in" fo:text-indent="0in" style:auto-text-indent="false" text:number-lines="true" text:line-number="1"/>
    </style:style>
    <style:style style:name="Commandline" style:family="paragraph" style:parent-style-name="Table_20_Contents" style:class="extra">
      <style:paragraph-properties fo:background-color="transparent">
        <style:background-image/>
      </style:paragraph-properties>
      <style:text-properties style:use-window-font-color="tru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.5in" fo:text-align="end" style:justify-single-word="false" fo:text-indent="-0.3in" style:auto-text-indent="false" style:page-number="auto">
        <style:tab-stops/>
      </style:paragraph-properties>
      <style:text-properties fo:color="#666600" fo:font-size="85%" fo:font-style="normal" style:text-underline-style="solid" style:text-underline-width="auto" style:text-underline-color="font-color" fo:font-weight="normal" style:font-size-asian="85%" style:font-style-asian="italic" style:font-weight-asian="normal" style:font-size-complex="85%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299in" style:type="right" style:leader-style="dotted" style:leader-text="."/>
        </style:tab-stops>
      </style:paragraph-properties>
      <style:text-properties fo:color="#4c1900" fo:font-size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7.2335in" style:type="right" style:leader-style="dotted" style:leader-text="."/>
        </style:tab-stops>
      </style:paragraph-properties>
      <style:text-properties fo:color="#666600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8229in" table:align="margins"/>
    </style:style>
    <style:style style:name="Table2.A" style:family="table-column">
      <style:table-column-properties style:column-width="3.9111in" style:rel-column-width="32767*"/>
    </style:style>
    <style:style style:name="Table2.B" style:family="table-column">
      <style:table-column-properties style:column-width="3.9118in" style:rel-column-width="32768*"/>
    </style:style>
    <style:style style:name="Table2.A1" style:family="table-cell">
      <style:table-cell-properties fo:padding="0.0382in" fo:border="none"/>
    </style:style>
    <style:style style:name="footer" style:family="table">
      <style:table-properties style:width="7.8229in" table:align="margins"/>
    </style:style>
    <style:style style:name="footer.A" style:family="table-column">
      <style:table-column-properties style:column-width="3.9111in" style:rel-column-width="32767*"/>
    </style:style>
    <style:style style:name="footer.B" style:family="table-column">
      <style:table-column-properties style:column-width="3.9118in" style:rel-column-width="32768*"/>
    </style:style>
    <style:style style:name="footer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complex="8pt"/>
    </style:style>
    <style:style style:name="MP2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228in" fo:margin-bottom="0.2398in" fo:margin-left="0.3437in" fo:margin-right="0.3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6043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3429in" fo:margin-right="0.3382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graphics1" text:anchor-type="paragraph" svg:x="0.0283in" svg:y="-0.0209in" svg:width="0.278in" svg:height="0.278in" draw:z-index="3"><draw:image xlink:href="Pictures/100002010000001900000019DC86014B.png" xlink:type="simple" xlink:show="embed" xlink:actuate="onLoad"/></draw:frame></text:p>
            </table:table-cell>
            <table:table-cell table:style-name="Table2.A1" office:value-type="string">
              <text:p text:style-name="MP2"><text:initial-creator>Nkensa (Hervé) Mayou Penda Ngué</text:initial-creator>, <text:date style:data-style-name="N76" text:date-value="2011-01-30T19:26:20.94" text:fixed="true">January 30, 2011</text:dat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3"><draw:frame draw:style-name="Mfr1" draw:name="graphics2" text:anchor-type="paragraph" svg:x="0.0283in" svg:y="-0.0209in" svg:width="0.278in" svg:height="0.278in" draw:z-index="7"><draw:image xlink:href="Pictures/100002010000001900000019DC86014B.png" xlink:type="simple" xlink:show="embed" xlink:actuate="onLoad"/></draw:frame><text:title>Literate Programming : Page/Site Creation Module</text:title></text:p>
            </table:table-cell>
            <table:table-cell table:style-name="footer.A1" office:value-type="string">
              <text:p text:style-name="MP4"><text:page-number text:select-page="current">1</text:page-number> of <text:page-count>5</text:page-count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kensa (Hervé) Mayou Penda Ngué</meta:initial-creator>
    <meta:creation-date>2011-01-15T12:32:05</meta:creation-date>
    <meta:generator>OpenOffice.org/3.1$Linux OpenOffice.org_project/310m19$Build-9420</meta:generator>
    <dc:date>2011-04-25T14:19:33</dc:date>
    <dc:creator>Nkensa (Hervé) Mayou Penda Ngué</dc:creator>
    <meta:editing-duration>PT11H52M26S</meta:editing-duration>
    <meta:editing-cycles>239</meta:editing-cycles>
    <dc:subject>Literate Programming : Page/Site Creation Module, based on molhokwai.nat.a</dc:subject>
    <dc:title>Literate Programming : Page/Site Creation Module</dc:title>
    <meta:keyword>literate</meta:keyword>
    <meta:keyword>programming</meta:keyword>
    <meta:keyword>functional</meta:keyword>
    <meta:keyword>technical</meta:keyword>
    <meta:keyword>description</meta:keyword>
    <meta:keyword>api</meta:keyword>
    <meta:keyword>programming</meta:keyword>
    <meta:keyword>paradigm</meta:keyword>
    <meta:keyword>shift</meta:keyword>
    <meta:keyword>web</meta:keyword>
    <meta:keyword>information</meta:keyword>
    <meta:keyword>system</meta:keyword>
    <meta:keyword>computer</meta:keyword>
    <meta:keyword>human</meta:keyword>
    <meta:keyword>machine</meta:keyword>
    <meta:keyword>interface</meta:keyword>
    <meta:keyword>development</meta:keyword>
    <meta:document-statistic meta:table-count="4" meta:image-count="2" meta:object-count="0" meta:page-count="5" meta:paragraph-count="72" meta:word-count="421" meta:character-count="2849"/>
  </office:meta>
</office:document-meta>
</file>